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3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table-cell table:style-name="Tableau1.D2" table:number-rows-spanned="8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9T14:13:59.97</meta:creation-date>
    <meta:editing-duration>PT19S</meta:editing-duration>
    <meta:editing-cycles>2</meta:editing-cycles>
    <meta:generator>OpenOffice/4.1.3$Win32 OpenOffice.org_project/413m1$Build-9783</meta:generator>
    <meta:initial-creator>Benjamin DI CARLO</meta:initial-creator>
    <meta:document-statistic meta:table-count="1" meta:image-count="0" meta:object-count="0" meta:page-count="1" meta:paragraph-count="12" meta:word-count="16" meta:character-count="100"/>
    <dc:date>2018-01-19T14:14:19.08</dc:date>
    <dc:creator>Benjamin DI CARLO</dc:creator>
  </office:meta>
</office:document-meta>
</file>